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e4361" officeooo:paragraph-rsid="000e4361" style:font-weight-asian="bold" style:font-weight-complex="bold"/>
    </style:style>
    <style:style style:name="P8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9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10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11" style:family="paragraph" style:parent-style-name="Standard">
      <style:text-properties fo:font-weight="normal" officeooo:rsid="000e4361" officeooo:paragraph-rsid="000e4361" style:font-weight-asian="normal" style:font-weight-complex="normal"/>
    </style:style>
    <style:style style:name="P12" style:family="paragraph" style:parent-style-name="Standard">
      <style:paragraph-properties fo:break-before="page"/>
      <style:text-properties fo:font-weight="normal" officeooo:rsid="0007b186" officeooo:paragraph-rsid="000e1e6f" style:font-weight-asian="normal" style:font-weight-complex="normal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5bca" style:font-weight-asian="normal" style:font-weight-complex="normal"/>
    </style:style>
    <style:style style:name="T6" style:family="text">
      <style:text-properties fo:font-weight="normal" officeooo:rsid="000c49fe" style:font-weight-asian="normal" style:font-weight-complex="normal"/>
    </style:style>
    <style:style style:name="T7" style:family="text">
      <style:text-properties fo:font-weight="normal" officeooo:rsid="000f7824" style:font-weight-asian="normal" style:font-weight-complex="normal"/>
    </style:style>
    <style:style style:name="T8" style:family="text">
      <style:text-properties fo:font-weight="normal" officeooo:rsid="0011269c" style:font-weight-asian="normal" style:font-weight-complex="normal"/>
    </style:style>
    <style:style style:name="T9" style:family="text">
      <style:text-properties fo:font-weight="normal" officeooo:rsid="001325bd" style:font-weight-asian="normal" style:font-weight-complex="normal"/>
    </style:style>
    <style:style style:name="T10" style:family="text">
      <style:text-properties officeooo:rsid="000a5bca"/>
    </style:style>
    <style:style style:name="T11" style:family="text">
      <style:text-properties officeooo:rsid="000c49fe"/>
    </style:style>
    <style:style style:name="T12" style:family="text">
      <style:text-properties officeooo:rsid="000e1e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2"><text:span text:style-name="T3"><text:s/>1_first_project</text:span></text:p>
      <text:p text:style-name="P2"><text:span text:style-name="T2">A second collection of basic projects that drive the 8 digit display rather that the dual coloured LED.</text:span></text:p>
      <text:p text:style-name="P2"/>
      <text:p text:style-name="P4">2_binary_and_bit_operations</text:p>
      <text:p text:style-name="P4"><text:tab/><text:span text:style-name="T4">0_Bitwise_logic</text:span></text:p>
      <text:p text:style-name="P8"><text:tab/>1_ones_processor</text:p>
      <text:p text:style-name="P8"><text:tab/>2_Shift_bits</text:p>
      <text:p text:style-name="P8"><text:tab/>3_Char_to_binary</text:p>
      <text:p text:style-name="P8"/>
      <text:p text:style-name="P4">3_Receiver_Transmitter_Basic</text:p>
      <text:p text:style-name="P4"><text:span text:style-name="T4"><text:tab/></text:span>1_askii_code</text:p>
      <text:p text:style-name="P4"><text:tab/><text:tab/><text:span text:style-name="T5">Print strings with/without SW_reset </text:span><text:span text:style-name="T6">(2 examples)</text:span></text:p>
      <text:p text:style-name="P4"><text:span text:style-name="T5"><text:tab/><text:tab/>Print askii symbols</text:span></text:p>
      <text:p text:style-name="P4"><text:span text:style-name="T5"><text:tab/><text:tab/>Print text file</text:span></text:p>
      <text:p text:style-name="P4"><text:span text:style-name="T5"><text:tab/><text:tab/>Print hex file with strings</text:span></text:p>
      <text:p text:style-name="P4"><text:span text:style-name="T5"><text:tab/><text:tab/>Defining text messages and reading program memory</text:span></text:p>
      <text:p text:style-name="P4"><text:span text:style-name="T5"><text:tab/><text:tab/>Print the askii table</text:span></text:p>
      <text:p text:style-name="P4"><text:span text:style-name="T5"><text:tab/><text:tab/>Lower to upper case conversion</text:span></text:p>
      <text:p text:style-name="P4"><text:span text:style-name="T5"><text:tab/><text:tab/>Print hex file with text strings in clear</text:span></text:p>
      <text:p text:style-name="P4"><text:span text:style-name="T5"><text:tab/><text:tab/></text:span><text:span text:style-name="T8">Prints 10 lines of a hex file plus file size and number of lines</text:span></text:p>
      <text:p text:style-name="P4"><text:span text:style-name="T5"><text:tab/></text:span><text:span text:style-name="T10">2_Bin_to_String</text:span></text:p>
      <text:p text:style-name="P5"><text:span text:style-name="T4"><text:tab/><text:tab/>Convert number to string</text:span><text:span text:style-name="T5"> </text:span><text:span text:style-name="T6">and sent to PC (2 examples)</text:span></text:p>
      <text:p text:style-name="P5"><text:span text:style-name="T6"><text:tab/><text:tab/>Print out columns of numbers <text:s/>(2 examples)</text:span></text:p>
      <text:p text:style-name="P5"><text:span text:style-name="T6"><text:tab/><text:tab/>Generate an array of random numbers and print them out in numerical order</text:span></text:p>
      <text:p text:style-name="P5"><text:span text:style-name="T6"><text:tab/></text:span><text:span text:style-name="T11">3_String_to_Bin</text:span></text:p>
      <text:p text:style-name="P5"><text:tab/><text:tab/><text:span text:style-name="T6">Enter numbers at keyboard</text:span></text:p>
      <text:p text:style-name="P5"><text:span text:style-name="T6"><text:tab/><text:tab/>Enter the numbers 2, 4, 8, 16, 32, 64………………</text:span></text:p>
      <text:p text:style-name="P5"><text:span text:style-name="T6"><text:tab/><text:tab/>Enter numbers at the keyboard and re-order them (smallest to largest)</text:span></text:p>
      <text:p text:style-name="P6"><text:span text:style-name="T6"><text:tab/><text:tab/></text:span><text:span text:style-name="T9">Decimal fractions<text:tab/>(See Archive projects 3D)</text:span></text:p>
      <text:p text:style-name="P6"><text:span text:style-name="T6"><text:tab/></text:span><text:span text:style-name="T11">4_Char_numbers</text:span></text:p>
      <text:p text:style-name="P5"><text:span text:style-name="T11"><text:tab/>5_Hex_numbers</text:span></text:p>
      <text:p text:style-name="P5"/>
      <text:p text:style-name="P9"><text:span text:style-name="T3">4_Display_Driver_Basic</text:span></text:p>
      <text:p text:style-name="P9"><text:tab/>1_Segment_driver</text:p>
      <text:p text:style-name="P9"><text:span text:style-name="T12"><text:tab/>2</text:span>_Segment_driver</text:p>
      <text:p text:style-name="P9"><text:tab/>3_Numerical_entry</text:p>
      <text:p text:style-name="P9"><text:tab/>4_Num_from_KBD</text:p>
      <text:p text:style-name="P9"><text:soft-page-break/><text:tab/>5_Moving_display</text:p>
      <text:p text:style-name="P9"><text:tab/>6_Random_num_display</text:p>
      <text:p text:style-name="P10"><text:tab/></text:p>
      <text:p text:style-name="P12"><text:span text:style-name="T3">5_Interrupts</text:span></text:p>
      <text:p text:style-name="P9"><text:tab/>1_Interrupt_basic<text:tab/><text:tab/><text:span text:style-name="T12">(4 simple examples)</text:span></text:p>
      <text:p text:style-name="P9"><text:tab/>2_Pin_Change_Interrupt<text:tab/><text:span text:style-name="T12">(Reaction time tester)</text:span></text:p>
      <text:p text:style-name="P9"><text:tab/>3_reaction_time_tester</text:p>
      <text:p text:style-name="P9"><text:tab/>4_File_download_with_interrupt</text:p>
      <text:p text:style-name="P9"><text:tab/><text:span text:style-name="T12">5</text:span>_File_download_with_interrupt</text:p>
      <text:p text:style-name="P9"><text:tab/>6_Roots_with_interrupt</text:p>
      <text:p text:style-name="P9"/>
      <text:p text:style-name="P7">6_Timers</text:p>
      <text:p text:style-name="P7"><text:tab/>6<text:span text:style-name="T4">A_String_only_clock</text:span></text:p>
      <text:p text:style-name="P7"><text:span text:style-name="T4"><text:tab/>6B_calculator_based_clock</text:span></text:p>
      <text:p text:style-name="P7"><text:span text:style-name="T4"><text:tab/>6C_mini_OS_clock</text:span></text:p>
      <text:p text:style-name="P7"><text:span text:style-name="T4"><text:tab/>6D_mini_OS_clock_with_adjustment</text:span></text:p>
      <text:p text:style-name="P7"><text:span text:style-name="T4"><text:tab/>6E_Stand_a_lone_clock</text:span></text:p>
      <text:p text:style-name="P7"><text:span text:style-name="T4"><text:tab/>6F_Stop_watch</text:span></text:p>
      <text:p text:style-name="P7"><text:span text:style-name="T7"/></text:p>
      <text:p text:style-name="P7"><text:span text:style-name="T7">7</text:span><text:span text:style-name="T4">_Some_arithmetic</text:span></text:p>
      <text:p text:style-name="P7"><text:span text:style-name="T4"><text:tab/>A_Integer_numbers</text:span></text:p>
      <text:p text:style-name="P7"><text:span text:style-name="T4"><text:tab/>B_Prime_numbers</text:span></text:p>
      <text:p text:style-name="P7"><text:span text:style-name="T4"><text:tab/>C_Prime_factors</text:span></text:p>
      <text:p text:style-name="P7"><text:span text:style-name="T4"><text:tab/>D_Prime_Num_array</text:span></text:p>
      <text:p text:style-name="P7"><text:span text:style-name="T4"><text:tab/>E_Prime_Factors_fast</text:span></text:p>
      <text:p text:style-name="P7"><text:span text:style-name="T4"><text:tab/></text:span><text:span text:style-name="T7">F_</text:span><text:span text:style-name="T4">Integer_arithmetic</text:span></text:p>
      <text:p text:style-name="P7"><text:span text:style-name="T4"><text:tab/></text:span><text:span text:style-name="T7">G_</text:span><text:span text:style-name="T4">Integer_roots</text:span></text:p>
      <text:p text:style-name="P7"><text:span text:style-name="T4"><text:tab/></text:span><text:span text:style-name="T7">H_</text:span><text:span text:style-name="T4">Real_num_division</text:span></text:p>
      <text:p text:style-name="P7"><text:span text:style-name="T4"><text:tab/></text:span><text:span text:style-name="T7">I_</text:span><text:span text:style-name="T4">Real_num_division_2</text:span></text:p>
      <text:p text:style-name="P11"><text:tab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4-12-29T21:05:19.858000000</dc:date>
    <meta:editing-duration>PT41M35S</meta:editing-duration>
    <meta:editing-cycles>10</meta:editing-cycles>
    <meta:document-statistic meta:table-count="0" meta:image-count="0" meta:object-count="0" meta:page-count="3" meta:paragraph-count="75" meta:word-count="253" meta:character-count="2088" meta:non-whitespace-character-count="1821"/>
  </office:meta>
</office:document-meta>
</file>